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4.095cm" fo:min-width="4.48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0.068cm" fo:min-width="1.167cm"/>
    </style:style>
    <style:style style:name="gr4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4.095cm" fo:min-width="5.115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color="#ffffff" draw:fill-color="#ff4000" draw:textarea-horizontal-align="justify" draw:textarea-vertical-align="middle" draw:auto-grow-height="false" fo:min-height="0.382cm" fo:min-width="1.167cm"/>
    </style:style>
    <style:style style:name="gr6" style:family="graphic" style:parent-style-name="standard">
      <style:graphic-properties svg:stroke-color="#ffffff" draw:fill-color="#ff4000" draw:textarea-horizontal-align="justify" draw:textarea-vertical-align="middle" draw:auto-grow-height="false" fo:min-height="0.413cm" fo:min-width="1.167cm"/>
    </style:style>
    <style:style style:name="gr7" style:family="graphic" style:parent-style-name="standard">
      <style:graphic-properties svg:stroke-color="#ffffff" draw:fill-color="#ff4000" draw:textarea-horizontal-align="justify" draw:textarea-vertical-align="middle" draw:auto-grow-height="false" fo:min-height="0.876cm" fo:min-width="5.552cm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015cm" fo:min-width="14.92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4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6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5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3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92cm" fo:min-width="7.655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92cm" fo:min-width="12.074cm" fo:padding-top="0.175cm" fo:padding-bottom="0.175cm" fo:padding-left="0.3cm" fo:padding-right="0.3cm"/>
      <style:paragraph-properties style:writing-mode="lr-tb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267cm" fo:min-width="24.835cm"/>
      <style:paragraph-properties style:writing-mode="lr-tb"/>
    </style:style>
    <style:style style:name="gr21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3.458cm" fo:min-width="3.843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0.918cm" fo:min-width="4.864cm" fo:padding-top="0.176cm" fo:padding-bottom="0.176cm" fo:padding-left="0.301cm" fo:padding-right="0.301cm"/>
      <style:paragraph-properties style:writing-mode="lr-tb"/>
    </style:style>
    <style:style style:name="gr23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0.532cm" fo:min-width="4.864cm" fo:padding-top="0.176cm" fo:padding-bottom="0.176cm" fo:padding-left="0.301cm" fo:padding-right="0.301cm"/>
      <style:paragraph-properties style:writing-mode="lr-tb"/>
    </style:style>
    <style:style style:name="gr24" style:family="graphic" style:parent-style-name="standard">
      <style:graphic-properties svg:stroke-width="0.102cm" svg:stroke-color="#000000" draw:fill-color="#63bbee" draw:textarea-horizontal-align="justify" draw:textarea-vertical-align="middle" draw:auto-grow-height="false" fo:min-height="0.918cm" fo:min-width="4.864cm" fo:padding-top="0.176cm" fo:padding-bottom="0.176cm" fo:padding-left="0.301cm" fo:padding-right="0.301cm"/>
      <style:paragraph-properties style:writing-mode="lr-tb"/>
    </style:style>
    <style:style style:name="gr25" style:family="graphic" style:parent-style-name="objectwithoutfill">
      <style:graphic-properties svg:stroke-width="0.102cm" svg:stroke-color="#ff0000" draw:marker-start="Arrowheads_20_3" draw:marker-start-width="0.406cm" draw:marker-end="Arrowheads_20_2" draw:marker-end-width="0.40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26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1.423cm" fo:padding-top="0.176cm" fo:padding-bottom="0.176cm" fo:padding-left="0.301cm" fo:padding-right="0.301cm"/>
      <style:paragraph-properties style:writing-mode="lr-tb"/>
    </style:style>
    <style:style style:name="gr27" style:family="graphic" style:parent-style-name="objectwithoutfill">
      <style:graphic-properties svg:stroke-width="0.102cm" svg:stroke-color="#1c99e0" draw:marker-start="Arrowheads_20_3" draw:marker-start-width="0.406cm" draw:marker-end="Arrowheads_20_2" draw:marker-end-width="0.40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28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3.999cm" fo:min-width="3.495cm" fo:padding-top="0.176cm" fo:padding-bottom="0.176cm" fo:padding-left="0.301cm" fo:padding-right="0.301cm"/>
      <style:paragraph-properties style:writing-mode="lr-tb"/>
    </style:style>
    <style:style style:name="gr29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0.792cm" fo:min-width="3.511cm" fo:padding-top="0.176cm" fo:padding-bottom="0.176cm" fo:padding-left="0.301cm" fo:padding-right="0.301cm"/>
      <style:paragraph-properties style:writing-mode="lr-tb"/>
    </style:style>
    <style:style style:name="gr30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0.574cm" fo:min-width="3.741cm" fo:padding-top="0.176cm" fo:padding-bottom="0.176cm" fo:padding-left="0.301cm" fo:padding-right="0.301cm"/>
      <style:paragraph-properties style:writing-mode="lr-tb"/>
    </style:style>
    <style:style style:name="gr31" style:family="graphic" style:parent-style-name="standard">
      <style:graphic-properties svg:stroke-width="0.102cm" svg:stroke-color="#000000" draw:fill-color="#63bbee" draw:textarea-horizontal-align="justify" draw:textarea-vertical-align="middle" draw:auto-grow-height="false" fo:min-height="3.999cm" fo:min-width="3.5cm" fo:padding-top="0.176cm" fo:padding-bottom="0.176cm" fo:padding-left="0.301cm" fo:padding-right="0.301cm"/>
      <style:paragraph-properties style:writing-mode="lr-tb"/>
    </style:style>
    <style:style style:name="gr32" style:family="graphic" style:parent-style-name="standard">
      <style:graphic-properties svg:stroke-width="0.102cm" svg:stroke-color="#000000" draw:fill-color="#63bbee" draw:textarea-horizontal-align="justify" draw:textarea-vertical-align="middle" draw:auto-grow-height="false" fo:min-height="0.792cm" fo:min-width="4.416cm" fo:padding-top="0.176cm" fo:padding-bottom="0.176cm" fo:padding-left="0.301cm" fo:padding-right="0.30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 draw:fill-color="#ffffff"/>
      <style:paragraph-properties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3" style:family="paragraph">
      <style:paragraph-properties fo:margin-left="0cm" fo:margin-right="0cm" fo:margin-top="0.1cm" fo:margin-bottom="0.1cm" fo:line-height="100%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paragraph-properties fo:margin-left="0cm" fo:margin-right="0cm" fo:margin-top="0.1cm" fo:margin-bottom="0.1cm" fo:line-height="100%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-color="#ff4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-color="#ff4000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 draw:fill-color="#ffffff"/>
      <style:paragraph-properties style:writing-mode="lr-tb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 style:writing-mode="lr-tb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5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-color="#ffffff"/>
      <style:paragraph-properties fo:text-align="center" style:writing-mode="lr-tb"/>
    </style:style>
    <style:style style:name="P21" style:family="paragraph">
      <loext:graphic-properties draw:fill-color="#63bbee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6" style:family="text"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XI4 Manager Interface</text:span></text:p>
          </draw:text-box>
        </draw:frame>
        <draw:frame draw:style-name="gr1" draw:text-style-name="P2" draw:layer="layout" svg:width="23.565cm" svg:height="1.038cm" svg:x="3.105cm" svg:y="4.118cm">
          <draw:text-box>
            <text:p><text:span text:style-name="T2">Manager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6"/>Subordinate</text:span></text:p>
          </draw:text-box>
        </draw:frame>
        <draw:custom-shape draw:style-name="gr2" draw:text-style-name="P4" draw:layer="layout" svg:width="5.08cm" svg:height="4.445cm" svg:x="3.175cm" svg:y="6.35cm">
          <text:p text:style-name="P3"><text:span text:style-name="T3">BM 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905cm" svg:height="0.635cm" svg:x="8.29cm" svg:y="7.0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1.905cm" svg:height="0.635cm" draw:transform="rotate (3.13042254637703) translate (10.19cm 10.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5.715cm" svg:height="4.445cm" svg:x="10.24cm" svg:y="6.35cm">
          <text:p text:style-name="P3"><text:span text:style-name="T3">AXI4 Manager</text:span></text:p>
          <text:p text:style-name="P3"><text:span text:style-name="T3">interfac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905cm" svg:height="1.263cm" svg:x="15.991cm" svg:y="6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905cm" svg:height="1.325cm" draw:transform="rotate (3.13042254637703) translate (17.891cm 10.52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905cm" svg:height="1.263cm" svg:x="18.992cm" svg:y="6.7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905cm" svg:height="1.325cm" draw:transform="rotate (3.13042254637703) translate (20.892cm 10.51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5.715cm" svg:height="4.445cm" svg:x="20.94cm" svg:y="6.35cm">
          <text:p text:style-name="P3"><text:span text:style-name="T3">AXI4 Subordinate</text:span></text:p>
          <text:p text:style-name="P3"><text:span text:style-name="T3">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7.15cm" svg:height="2.167cm" draw:transform="skewX (0.00872664625997164) rotate (-1.58563162543685) translate (19.588cm 5.141cm)">
          <text:p text:style-name="P7"><text:span text:style-name="T1">AXI4 Network</text:span></text:p>
          <draw:enhanced-geometry svg:viewBox="0 0 21600 21600" draw:mirror-horizontal="false" draw:mirror-vertical="false" draw:text-areas="?f5 ?f1 ?f6 ?f3" draw:type="left-right-arrow" draw:modifiers="3198.01266923364 5190.7749077490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9" draw:layer="layout" svg:width="15.875cm" svg:height="1.087cm" svg:x="6.35cm" svg:y="4.118cm">
          <text:p/>
          <draw:enhanced-geometry svg:viewBox="0 0 21600 21600" draw:text-areas="?f5 ?f1 ?f6 ?f3" draw:type="left-right-arrow" draw:modifiers="936.6846344861 7664.5161290322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0" draw:layer="layout" svg:width="1.848cm" svg:height="0.806cm" svg:x="10.183cm" svg:y="6.985cm">
          <draw:text-box>
            <text:p><text:span text:style-name="T4">bm_in</text:span></text:p>
          </draw:text-box>
        </draw:frame>
        <draw:frame draw:style-name="gr10" draw:text-style-name="P10" draw:layer="layout" svg:width="2.153cm" svg:height="0.806cm" svg:x="10.184cm" svg:y="9.385cm">
          <draw:text-box>
            <text:p><text:span text:style-name="T4">bm_out</text:span></text:p>
          </draw:text-box>
        </draw:frame>
        <draw:frame draw:style-name="gr11" draw:text-style-name="P12" draw:layer="layout" svg:width="1.988cm" svg:height="0.662cm" svg:x="8.283cm" svg:y="6.485cm">
          <draw:text-box>
            <text:p text:style-name="P11"><text:span text:style-name="T5">bm_mosi</text:span></text:p>
          </draw:text-box>
        </draw:frame>
        <draw:frame draw:style-name="gr11" draw:text-style-name="P12" draw:layer="layout" svg:width="1.988cm" svg:height="0.662cm" svg:x="8.283cm" svg:y="8.885cm">
          <draw:text-box>
            <text:p text:style-name="P11"><text:span text:style-name="T5">bm_miso</text:span></text:p>
          </draw:text-box>
        </draw:frame>
        <draw:frame draw:style-name="gr12" draw:text-style-name="P12" draw:layer="layout" svg:width="2.153cm" svg:height="1.073cm" svg:x="15.875cm" svg:y="6.285cm">
          <draw:text-box>
            <text:p text:style-name="P11"><text:span text:style-name="T5">axi4_mosi</text:span></text:p>
          </draw:text-box>
        </draw:frame>
        <draw:frame draw:style-name="gr13" draw:text-style-name="P12" draw:layer="layout" svg:width="2.153cm" svg:height="0.662cm" svg:x="15.883cm" svg:y="8.685cm">
          <draw:text-box>
            <text:p text:style-name="P11"><text:span text:style-name="T5">axi4_miso</text:span></text:p>
          </draw:text-box>
        </draw:frame>
        <draw:frame draw:style-name="gr14" draw:text-style-name="P14" draw:layer="layout" svg:width="2.527cm" svg:height="0.806cm" svg:x="13.883cm" svg:y="6.985cm">
          <draw:text-box>
            <text:p text:style-name="P13"><text:span text:style-name="T4">axi4mo</text:span></text:p>
          </draw:text-box>
        </draw:frame>
        <draw:frame draw:style-name="gr15" draw:text-style-name="P14" draw:layer="layout" svg:width="1.933cm" svg:height="0.806cm" svg:x="14.084cm" svg:y="9.385cm">
          <draw:text-box>
            <text:p text:style-name="P13"><text:span text:style-name="T4">axi4mi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7" draw:text-style-name="P4" draw:layer="layout" svg:width="8.255cm" svg:height="1.27cm" svg:x="3.175cm" svg:y="6.35cm">
          <text:p text:style-name="P3"><text:span text:style-name="T3">R/W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2.674cm" svg:height="1.27cm" svg:x="11.456cm" svg:y="6.35cm">
          <text:p text:style-name="P3"><text:span text:style-name="T3">Unused b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23.565cm" svg:height="1.038cm" svg:x="2.435cm" svg:y="5.156cm">
          <draw:text-box>
            <text:p><text:span text:style-name="T2">1023</text:span><text:span text:style-name="T2"><text:tab/></text:span><text:span text:style-name="T2"><text:tab/></text:span><text:span text:style-name="T2"> <text:s text:c="6"/>1024-dbits <text:s/>1023-dbits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6"/></text:span><text:span text:style-name="T2"><text:tab/></text:span><text:span text:style-name="T2"><text:tab/></text:span><text:span text:style-name="T2"> <text:s text:c="2"/>0</text:span></text:p>
          </draw:text-box>
        </draw:frame>
        <draw:line draw:style-name="gr19" draw:text-style-name="P16" draw:layer="layout" svg:x1="11.43cm" svg:y1="5.08cm" svg:x2="11.43cm" svg:y2="7.62cm">
          <text:p/>
        </draw:line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0" draw:text-style-name="P18" draw:layer="layout" svg:width="25.335cm" svg:height="1.517cm" svg:x="1.27cm" svg:y="0.635cm">
          <draw:text-box>
            <text:p><text:span text:style-name="T6">AXI4 Manager interface structure for data transfer</text:span></text:p>
          </draw:text-box>
        </draw:frame>
        <draw:custom-shape draw:style-name="gr21" draw:text-style-name="P20" xml:id="id1" draw:id="id1" draw:layer="layout" svg:width="4.445cm" svg:height="3.81cm" svg:x="1.67cm" svg:y="6.32cm">
          <text:p text:style-name="P19">BM</text:p>
          <text:p text:style-name="P19"/>
          <text:p text:style-name="P19">Component</text:p>
          <draw:enhanced-geometry svg:viewBox="0 0 21600 21600" draw:type="rectangle" draw:enhanced-path="M 0 0 L 21600 0 21600 21600 0 21600 0 0 Z N"/>
        </draw:custom-shape>
        <draw:custom-shape draw:style-name="gr22" draw:text-style-name="P20" xml:id="id2" draw:id="id2" draw:layer="layout" svg:width="5.466cm" svg:height="1.27cm" draw:transform="rotate (-1.56800379999171) translate (11.142cm 2.652cm)">
          <text:p text:style-name="P19">I/O Regist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5.466cm" svg:height="0.884cm" draw:transform="rotate (-1.56800379999171) translate (12.056cm 2.653cm)">
          <text:p text:style-name="P19">BM m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xml:id="id6" draw:id="id6" draw:layer="layout" svg:width="5.466cm" svg:height="1.27cm" draw:transform="rotate (-1.56800379999171) translate (17.442cm 2.652cm)">
          <text:p text:style-name="P19">I/O Regist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xml:id="id3" draw:id="id3" draw:layer="layout" svg:width="5.466cm" svg:height="1.27cm" draw:transform="rotate (-1.56800379999171) translate (11.142cm 8.752cm)">
          <text:p text:style-name="P19">I/O Regist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xml:id="id4" draw:id="id4" draw:layer="layout" svg:width="5.466cm" svg:height="1.27cm" draw:transform="rotate (-1.56800379999171) translate (17.442cm 8.752cm)">
          <text:p text:style-name="P19">I/O Registr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16" draw:layer="layout" draw:type="lines" svg:x1="6.115cm" svg:y1="8.225cm" svg:x2="9.872cm" svg:y2="5.389cm" draw:start-shape="id1" draw:start-glue-point="1" draw:end-shape="id2" draw:end-glue-point="2" svg:d="M6115 8225h550l2655-2836h552" svg:viewBox="0 0 3758 2837">
          <text:p/>
        </draw:connector>
        <draw:frame draw:style-name="gr26" draw:text-style-name="P22" draw:layer="layout" svg:width="3.81cm" svg:height="1.775cm" draw:transform="rotate (0.813497964354557) translate (6.248cm 7.335cm)">
          <draw:text-box>
            <text:p text:style-name="P11"/>
            <text:p text:style-name="P11">RD valid</text:p>
          </draw:text-box>
        </draw:frame>
        <draw:frame draw:style-name="gr26" draw:text-style-name="P23" draw:layer="layout" svg:width="4.445cm" svg:height="1.775cm" draw:transform="rotate (-0.906873079336253) translate (7.502cm 7.701cm)">
          <draw:text-box>
            <text:p text:style-name="P11">WR data</text:p>
            <text:p text:style-name="P11">WR ready</text:p>
          </draw:text-box>
        </draw:frame>
        <draw:frame draw:style-name="gr26" draw:text-style-name="P23" draw:layer="layout" svg:width="4.445cm" svg:height="1.775cm" draw:transform="rotate (-0.780685774417064) translate (18.454cm 4.58cm)">
          <draw:text-box>
            <text:p text:style-name="P24">R ready</text:p>
            <text:p text:style-name="P24">R valid</text:p>
          </draw:text-box>
        </draw:frame>
        <draw:frame draw:style-name="gr26" draw:text-style-name="P22" draw:layer="layout" svg:width="4.445cm" svg:height="1.775cm" draw:transform="rotate (0.805294916870184) translate (17.353cm 10.765cm)">
          <draw:text-box>
            <text:p text:style-name="P11">W valid</text:p>
            <text:p text:style-name="P11">W ready</text:p>
          </draw:text-box>
        </draw:frame>
        <draw:custom-shape draw:style-name="gr21" draw:text-style-name="P26" xml:id="id5" draw:id="id5" draw:layer="layout" svg:width="4.445cm" svg:height="3.81cm" svg:x="21.505cm" svg:y="6.35cm">
          <text:p text:style-name="P25">AXI4 </text:p>
          <text:p text:style-name="P25">BRAM</text:p>
          <text:p text:style-name="P25">Subordinate</text:p>
          <draw:enhanced-geometry svg:viewBox="0 0 21600 21600" draw:type="rectangle" draw:enhanced-path="M 0 0 L 21600 0 21600 21600 0 21600 0 0 Z N"/>
        </draw:custom-shape>
        <draw:connector draw:style-name="gr27" draw:text-style-name="P16" draw:layer="layout" draw:type="lines" svg:x1="6.115cm" svg:y1="8.225cm" svg:x2="9.872cm" svg:y2="11.489cm" draw:start-shape="id1" draw:start-glue-point="1" draw:end-shape="id3" draw:end-glue-point="2" svg:d="M6115 8225h550l2655 3264h552" svg:viewBox="0 0 3758 3265">
          <text:p/>
        </draw:connector>
        <draw:connector draw:style-name="gr25" draw:text-style-name="P16" draw:layer="layout" draw:type="lines" svg:x1="17.457cm" svg:y1="11.485cm" svg:x2="21.505cm" svg:y2="8.255cm" draw:start-shape="id4" draw:start-glue-point="0" draw:end-shape="id5" draw:end-glue-point="3" svg:d="M17457 11485h551l2945-3230h552" svg:viewBox="0 0 4049 3231">
          <text:p/>
        </draw:connector>
        <draw:connector draw:style-name="gr25" draw:text-style-name="P16" draw:layer="layout" draw:type="lines" svg:x1="17.457cm" svg:y1="5.385cm" svg:x2="21.505cm" svg:y2="8.255cm" draw:start-shape="id6" draw:start-glue-point="0" draw:end-shape="id5" draw:end-glue-point="3" svg:d="M17457 5385h551l2945 2870h552" svg:viewBox="0 0 4049 2871">
          <text:p/>
        </draw:connector>
        <draw:custom-shape draw:style-name="gr28" draw:text-style-name="P20" draw:layer="layout" svg:width="4.097cm" svg:height="4.351cm" draw:transform="rotate (-0.0059341194567806) translate (12.089cm 2.627cm)">
          <text:p text:style-name="P19">FI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4.113cm" svg:height="1.144cm" draw:transform="rotate (-0.0059341194567806) translate (12.063cm 6.977cm)">
          <text:p text:style-name="P19">Shif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draw:layer="layout" svg:width="4.343cm" svg:height="0.926cm" draw:transform="rotate (-1.56800379999171) translate (16.157cm 8.75cm)">
          <text:p text:style-name="P19">AXI strob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4.102cm" svg:height="4.351cm" draw:transform="rotate (-0.0059341194567806) translate (11.169cm 8.723cm)">
          <text:p text:style-name="P19">FI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layout" svg:width="5.018cm" svg:height="1.144cm" draw:transform="rotate (-0.0059341194567806) translate (11.159cm 13.073cm)">
          <text:p text:style-name="P19">Shifter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6" draw:layer="layout" svg:width="19.798cm" svg:height="11.136cm" svg:x="0.6cm" svg:y="2.257cm" draw:page-number="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729fc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rancisco Javier Fuentes Diaz</meta:initial-creator>
    <meta:creation-date>2022-01-10T13:20:45.507526482</meta:creation-date>
    <dc:date>2022-03-10T21:13:47.888650669</dc:date>
    <dc:creator>Francisco Javier Fuentes Diaz</dc:creator>
    <meta:editing-duration>PT11H11M54S</meta:editing-duration>
    <meta:editing-cycles>52</meta:editing-cycles>
    <meta:generator>LibreOffice/7.2.5.2$Linux_X86_64 LibreOffice_project/20$Build-2</meta:generator>
    <meta:document-statistic meta:object-count="73"/>
  </office:meta>
</office:document-meta>
</file>